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9.373cm" svg:x="0.026cm" svg:y="2.369cm" svg:viewBox="0 0 14061 9374" svg:d="M2344 2343v-2343M2344 0l-2344 4687M0 4687l2344 4687M2344 9374v-2344M2344 7030h9373M11717 7030v2344M11717 9374l2344-4687M14061 4687l-2344-4687M11717 0v2343M11717 2343h-93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